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67.png" xlink:type="simple" xlink:show="embed" xlink:actuate="onLoad"/></draw:frame></text:p>
          </table:table-cell>
          <table:table-cell table:style-name="Table1.B1" office:value-type="string">
            <text:h text:style-name="P7" text:outline-level="1">БОЛЬШЕ ИЛИ РАВНО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6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6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5">Блок </text:span><text:span text:style-name="T7">р</text:span><text:span text:style-name="T11">еализует логическую операцию </text:span><text:span text:style-name="T7">БОЛЬШЕ ИЛИ РАВНО</text:span><text:span text:style-name="T11">:</text:span></text:p>
            <text:p text:style-name="P5"><text:span text:style-name="T11"><draw:frame draw:style-name="fr3" draw:name="Объект1" text:anchor-type="as-char" svg:width="6.003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,</text:span></text:p>
            <text:p text:style-name="P4"><text:span text:style-name="T7">где </text:span><text:span text:style-name="T2">y(t)</text:span><text:span text:style-name="T3"> </text:span><text:span text:style-name="T7">– выходной сигнал блока, <text:s/></text:span><text:span text:style-name="T2">x</text:span><text:span text:style-name="T9">₁</text:span><text:span text:style-name="T2">(t)</text:span><text:span text:style-name="T4">,</text:span><text:span text:style-name="T10"> </text:span><text:span text:style-name="T2">x</text:span><text:span text:style-name="T9">₂</text:span><text:span text:style-name="T2">(t)</text:span><text:span text:style-name="T7"> – входные сигналы.</text:span></text:p>
            <text:p text:style-name="P4"><text:span text:style-name="T8">Свойства</text:span>:</text:p>
            <text:list xml:id="list2529999234402711887" text:style-name="L1">
              <text:list-item>
                <text:p text:style-name="P6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ОЛЬШЕ ИЛИ РАВНО</dc:title>
    <dc:date>2014-12-16T20:13:26.24</dc:date>
    <meta:generator>OpenOffice/4.1.1$Win32 OpenOffice.org_project/411m6$Build-9775</meta:generator>
    <meta:editing-duration>PT2H5M23S</meta:editing-duration>
    <meta:editing-cycles>99</meta:editing-cycles>
    <meta:document-statistic meta:table-count="1" meta:image-count="2" meta:object-count="1" meta:page-count="1" meta:paragraph-count="11" meta:word-count="64" meta:character-count="38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_1(t) &gt;= x_2(t); #
alignl 0, ~ если x_1(t) &lt; x_2(t);  }
right none
</annotation>
  </semantics>
</math>
</file>